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82d2b5" officeooo:paragraph-rsid="0082d2b5" style:font-weight-asian="normal" style:font-weight-complex="normal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Liberation Mono" fo:font-size="10pt" fo:font-weight="normal" officeooo:rsid="0084ebb9" officeooo:paragraph-rsid="0084ebb9" style:font-name-asian="Noto Sans Mono CJK SC" style:font-size-asian="10pt" style:font-weight-asian="normal" style:font-name-complex="Liberation Mono" style:font-size-complex="10pt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Liberation Mono" fo:font-size="10pt" fo:font-weight="normal" officeooo:rsid="0085bf89" officeooo:paragraph-rsid="0085bf89" style:font-name-asian="Noto Sans Mono CJK SC" style:font-size-asian="10pt" style:font-weight-asian="normal" style:font-name-complex="Liberation Mono" style:font-size-complex="10pt" style:font-weight-complex="normal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82d2b5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2f1cf" officeooo:paragraph-rsid="0082f1cf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82f1cf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rsid="0084ebb9" officeooo:paragraph-rsid="0084ebb9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8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Liberation Mono" fo:font-size="10pt" fo:font-weight="normal" officeooo:rsid="0087630f" officeooo:paragraph-rsid="008efc0f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8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77bc65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Liberation Mono" fo:font-size="10pt" fo:font-weight="normal" officeooo:rsid="0087630f" officeooo:paragraph-rsid="0095dd57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999999" fo:font-size="8pt" fo:font-weight="normal" officeooo:rsid="009d7d12" officeooo:paragraph-rsid="009d7d12" style:font-size-asian="8pt" style:font-weight-asian="normal" style:font-size-complex="8pt" style:font-weight-complex="normal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4000" style:font-name="Liberation Mono" fo:font-size="12pt" fo:font-weight="bold" officeooo:rsid="0087630f" officeooo:paragraph-rsid="0087630f" style:font-name-asian="Noto Sans Mono CJK SC" style:font-size-asian="12pt" style:font-weight-asian="bold" style:font-name-complex="Liberation Mono" style:font-size-complex="12pt" style:font-weight-complex="bold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4000" fo:font-size="14pt" fo:font-weight="bold" officeooo:rsid="009d7d12" officeooo:paragraph-rsid="009d7d12" style:font-size-asian="14pt" style:font-weight-asian="bold" style:font-size-complex="14pt" style:font-weight-complex="bold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a933" style:font-name="Liberation Mono" fo:font-size="10pt" fo:font-weight="normal" officeooo:rsid="0087630f" officeooo:paragraph-rsid="009ac907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333333" style:font-name="Liberation Mono" fo:font-size="10pt" fo:font-weight="normal" officeooo:rsid="008f0c6f" officeooo:paragraph-rsid="008f0c6f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333333" fo:font-size="8pt" officeooo:paragraph-rsid="0095dd57" style:font-size-asian="8pt" style:font-size-complex="8pt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333333" fo:font-size="8pt" officeooo:paragraph-rsid="00988c82" style:font-size-asian="8pt" style:font-size-complex="8pt"/>
    </style:style>
    <style:style style:name="P2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333333" fo:font-size="8pt" officeooo:paragraph-rsid="0087630f" style:font-size-asian="8pt" style:font-size-complex="8pt"/>
    </style:style>
    <style:style style:name="P2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333333" fo:font-size="10pt" officeooo:rsid="009d7d12" officeooo:paragraph-rsid="009d7d12" style:font-size-asian="8.75pt" style:font-size-complex="10pt"/>
    </style:style>
    <style:style style:name="P2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style:font-name="Liberation Mono" fo:font-size="10pt" fo:font-weight="normal" officeooo:rsid="0087630f" officeooo:paragraph-rsid="0087630f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rsid="009d7d12" officeooo:paragraph-rsid="009d7d12" style:font-size-asian="8.75pt" style:font-size-complex="10pt"/>
    </style:style>
    <style:style style:name="P2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158466" fo:font-size="10pt" officeooo:rsid="009d7d12" officeooo:paragraph-rsid="009d7d12" style:font-size-asian="8.75pt" style:font-size-complex="10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82d2b5" style:font-weight-asian="normal" style:font-weight-complex="normal"/>
    </style:style>
    <style:style style:name="T3" style:family="text">
      <style:text-properties fo:color="#000000" fo:font-weight="normal" officeooo:rsid="0082f1cf" style:font-weight-asian="normal" style:font-weight-complex="normal"/>
    </style:style>
    <style:style style:name="T4" style:family="text">
      <style:text-properties fo:color="#000000" fo:font-weight="normal" officeooo:rsid="0084ebb9" style:font-weight-asian="normal" style:font-weight-complex="normal"/>
    </style:style>
    <style:style style:name="T5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82d2b5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fo:color="#000000" style:font-name="Liberation Mono" fo:font-size="10pt" fo:font-weight="normal" officeooo:rsid="0082f1cf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fo:color="#000000" style:font-name="Liberation Mono" fo:font-size="10pt" fo:font-weight="normal" officeooo:rsid="0084ebb9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officeooo:rsid="008c0e2c"/>
    </style:style>
    <style:style style:name="T10" style:family="text">
      <style:text-properties style:font-name="Liberation Mono" fo:font-weight="normal" style:font-name-asian="Noto Sans Mono CJK SC" style:font-weight-asian="normal" style:font-name-complex="Liberation Mono" style:font-weight-complex="normal"/>
    </style:style>
    <style:style style:name="T11" style:family="text">
      <style:text-properties style:font-name="Liberation Mono" fo:font-weight="normal" officeooo:rsid="0087630f" style:font-name-asian="Noto Sans Mono CJK SC" style:font-weight-asian="normal" style:font-name-complex="Liberation Mono" style:font-weight-complex="normal"/>
    </style:style>
    <style:style style:name="T12" style:family="text">
      <style:text-properties style:font-name="Liberation Mono" fo:font-weight="normal" officeooo:rsid="0097cba6" style:font-name-asian="Noto Sans Mono CJK SC" style:font-weight-asian="normal" style:font-name-complex="Liberation Mono" style:font-weight-complex="normal"/>
    </style:style>
    <style:style style:name="T13" style:family="text">
      <style:text-properties style:font-name="Liberation Mono" style:font-name-asian="Noto Sans Mono CJK SC" style:font-name-complex="Liberation Mono"/>
    </style:style>
    <style:style style:name="T14" style:family="text">
      <style:text-properties fo:color="#ff40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9b0219"/>
    </style:style>
    <style:style style:name="T17" style:family="text">
      <style:text-properties fo:color="#ff0000"/>
    </style:style>
    <style:style style:name="T18" style:family="text">
      <style:text-properties fo:color="#ff0000" officeooo:rsid="009b0219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0000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32 30pin</text:p>
      <text:p text:style-name="P5"><text:span text:style-name="T2">ESP32 3</text:span><text:span text:style-name="T6">8</text:span><text:span text:style-name="T2">pin</text:span></text:p>
      <text:p text:style-name="P6"><text:span text:style-name="T2">E</text:span><text:span text:style-name="T1">SP32 WROOM32D <text:s text:c="2"/></text:span><text:span text:style-name="T4">PCB-антенна</text:span></text:p>
      <text:p text:style-name="P7"><text:span text:style-name="T2">E</text:span><text:span text:style-name="T3">SP32 WROOM32</text:span><text:span text:style-name="T7">U <text:s text:c="2"/></text:span><text:span text:style-name="T8">внешняя антенна</text:span></text:p>
      <text:p text:style-name="P8"><text:span text:style-name="T7">E</text:span><text:span text:style-name="T5">SP32 CH9102X</text:span></text:p>
      <text:p text:style-name="P2"/>
      <text:p text:style-name="P8"><text:a xlink:type="simple" xlink:href="https://aliexpress.ru/item/1005004609461716.html?spm=a2g2w.orderdetail.0.0.1b7a4aa6XLosER&amp;sku_id=12000030342831029" text:style-name="Internet_20_link" text:visited-style-name="Visited_20_Internet_20_Link"><text:span text:style-name="T5">https://aliexpress.ru/item/1005004609461716.html?spm=a2g2w.orderdetail.0.0.1b7a4aa6XLosER&amp;sku_id=12000030342831029</text:span></text:a></text:p>
      <text:p text:style-name="P2"/>
      <text:p text:style-name="P3">ESP32 S3 N16R8 <text:s text:c="2"/>44pin <text:s/>547р</text:p>
      <text:p text:style-name="P3">ESP32 C3 <text:s text:c="8"/>30pin <text:s/>310р <text:s text:c="3"/>https://habr.com/ru/articles/541874/</text:p>
      <text:p text:style-name="P4">ESP32 S3 N8R2 <text:s text:c="3"/>44pin <text:s/>494р</text:p>
      <text:p text:style-name="P4">Debugging tool <text:s text:c="9"/>393р</text:p>
      <text:p text:style-name="P4"/>
      <text:p text:style-name="P9">esp-idf <text:s text:c="3"/>- <text:s/><text:span text:style-name="T9">клонировать репозиторий с github</text:span></text:p>
      <text:p text:style-name="P9"/>
      <text:p text:style-name="P9"><text:span text:style-name="T20">./</text:span><text:span text:style-name="T14">install.sh </text:span></text:p>
      <text:p text:style-name="P16">. ./export.sh</text:p>
      <text:p text:style-name="P9"/>
      <text:p text:style-name="P10">Done! You can now compile ESP-IDF projects.</text:p>
      <text:p text:style-name="P10">Go to the project directory and run:</text:p>
      <text:p text:style-name="P10"/>
      <text:p text:style-name="P10"><text:s text:c="2"/>idf.py build</text:p>
      <text:p text:style-name="P24">idf.py set-target </text:p>
      <text:p text:style-name="P22"><text:span text:style-name="T11"/></text:p>
      <text:p text:style-name="P21"><text:span text:style-name="T11"/></text:p>
      <text:p text:style-name="P25"><text:span text:style-name="T11">c</text:span><text:span text:style-name="T10">d ~/SOFT/Github/ESP32/esp-idf/examples/ethernet/basic</text:span></text:p>
      <text:p text:style-name="P23"><text:span text:style-name="T10">../../../../esp-idf/install.sh</text:span></text:p>
      <text:p text:style-name="P23"><text:span text:style-name="T10">. ../../../../esp-idf/export.sh</text:span></text:p>
      <text:p text:style-name="P23"><text:span text:style-name="T10">idf.py build</text:span></text:p>
      <text:p text:style-name="P26"><text:span text:style-name="T10"/></text:p>
      <text:p text:style-name="P17"><text:span text:style-name="T13">../../esp-idf/install.sh</text:span></text:p>
      <text:p text:style-name="P17"><text:span text:style-name="T13">. ../../esp-idf/export.sh</text:span></text:p>
      <text:p text:style-name="P17"><text:span text:style-name="T13">idf.py set-target esp32</text:span></text:p>
      <text:p text:style-name="P17"><text:span text:style-name="T13">idf.py build</text:span></text:p>
      <text:p text:style-name="P15"><text:span text:style-name="T13">Project build complete. To flash, run:</text:span></text:p>
      <text:p text:style-name="P15"><text:span text:style-name="T13"><text:s/>idf.py flash</text:span></text:p>
      <text:p text:style-name="P15"><text:span text:style-name="T13">or</text:span></text:p>
      <text:p text:style-name="P15"><text:span text:style-name="T13"><text:s/>idf.py -p PORT flash</text:span></text:p>
      <text:p text:style-name="P15"><text:span text:style-name="T13">or</text:span></text:p>
      <text:p text:style-name="P15"><text:span text:style-name="T13"><text:s/>python -m esptool --chip esp32 -b 460800 --before default_reset --after hard_reset write_flash --flash_mode dio --flash_size 2MB --flash_freq 40m 0x1000 build/bootloader/bootloader.bin 0x8000 build/partition_table/partition-table.bin 0x10000 build/scan.bin</text:span></text:p>
      <text:p text:style-name="P15"><text:span text:style-name="T13">or from the "/home/evg/SOFT/Github/ESP32/ESP32_PROJECTS/scan/build" directory</text:span></text:p>
      <text:p text:style-name="P15"><text:span text:style-name="T13"><text:s/>python -m esptool --chip esp32 -b 460800 --before default_reset --after hard_reset write_flash "@flash_args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1-13T16:12:42.820805714</dc:date>
    <meta:editing-duration>PT11H16M53S</meta:editing-duration>
    <meta:editing-cycles>103</meta:editing-cycles>
    <meta:document-statistic meta:table-count="0" meta:image-count="0" meta:object-count="0" meta:page-count="1" meta:paragraph-count="33" meta:word-count="139" meta:character-count="1274" meta:non-whitespace-character-count="1133"/>
  </office:meta>
</office:document-meta>
</file>